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ucida Console" fo:font-size="14pt" officeooo:rsid="0012aa69" officeooo:paragraph-rsid="0012aa69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Lucida Console" fo:font-size="14pt" fo:font-weight="bold" officeooo:rsid="0012aa69" officeooo:paragraph-rsid="0012aa69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style:font-name="Lucida Console" fo:font-size="12pt" officeooo:rsid="0012aa69" officeooo:paragraph-rsid="0012aa69" style:font-size-asian="12pt" style:font-size-complex="12pt"/>
    </style:style>
    <style:style style:name="P4" style:family="paragraph" style:parent-style-name="Standard">
      <style:paragraph-properties fo:line-height="150%" fo:break-before="page"/>
      <style:text-properties style:font-name="Lucida Console" fo:font-size="14pt" officeooo:rsid="0012aa69" officeooo:paragraph-rsid="0012aa6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ucida Console" fo:font-size="12pt" officeooo:rsid="0012aa69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!! BEGIN THE PROJECT</text:span></text:p>
      <text:p text:style-name="P3"/>
      <text:p text:style-name="P3">&gt; meteor create Noogadocs</text:p>
      <text:p text:style-name="P3"/>
      <text:p text:style-name="P1"><text:span text:style-name="T1">!! BASICS OF WEBSITE</text:span></text:p>
      <text:p text:style-name="P3"/>
      <text:p text:style-name="P3">&lt;head&gt;</text:p>
      <text:p text:style-name="P3"><text:tab/>&lt;title&gt;Noogadocs&lt;/title&gt;</text:p>
      <text:p text:style-name="P3">&lt;/head&gt;</text:p>
      <text:p text:style-name="P3"/>
      <text:p text:style-name="P3">&lt;body&gt;</text:p>
      <text:p text:style-name="P3"><text:tab/>&lt;div id="container"&gt;</text:p>
      <text:p text:style-name="P3"><text:tab/><text:tab/>&lt;h1&gt;Nooga docs&lt;/h1&gt;</text:p>
      <text:p text:style-name="P3"><text:tab/>&lt;/div&gt;</text:p>
      <text:p text:style-name="P3">&lt;/body&gt;</text:p>
      <text:p text:style-name="P3"/>
      <text:p text:style-name="P3">IMPORT CSS AND PUBLIC</text:p>
      <text:p text:style-name="P3"/>
      <text:p text:style-name="P1"><text:span text:style-name="T1">!! LIST FOR BROWSING</text:span></text:p>
      <text:p text:style-name="P3"/>
      <text:p text:style-name="P3">&lt;div id="container"&gt;</text:p>
      <text:p text:style-name="P3"><text:tab/>&lt;h1&gt;Nooga docs&lt;/h1&gt;</text:p>
      <text:p text:style-name="P3"><text:tab/><text:span text:style-name="T2">{{&gt; browse}}</text:span></text:p>
      <text:p text:style-name="P3">&lt;/div&gt;</text:p>
      <text:p text:style-name="P3"/>
      <text:p text:style-name="P3">&lt;template name="browse"&gt;</text:p>
      <text:p text:style-name="P3"><text:tab/>&lt;div id="browse"&gt;</text:p>
      <text:p text:style-name="P3"><text:tab/><text:tab/>&lt;ul&gt;</text:p>
      <text:p text:style-name="P3"><text:tab/><text:tab/><text:tab/>{{#each docs}}</text:p>
      <text:p text:style-name="P3"><text:tab/><text:tab/><text:tab/><text:tab/>&lt;li&gt;</text:p>
      <text:p text:style-name="P3"><text:tab/><text:tab/><text:tab/><text:tab/><text:tab/>{{name}}</text:p>
      <text:p text:style-name="P3"><text:tab/><text:tab/><text:tab/><text:tab/>&lt;/li&gt;</text:p>
      <text:p text:style-name="P3"><text:tab/><text:tab/><text:tab/>{{/each}}</text:p>
      <text:p text:style-name="P3"><text:tab/><text:tab/>&lt;/ul&gt;</text:p>
      <text:p text:style-name="P3"><text:tab/>&lt;/div&gt;</text:p>
      <text:p text:style-name="P3">&lt;/template&gt;</text:p>
      <text:p text:style-name="P4"><text:span text:style-name="T1">!! CONNECT TO THE DATABASE</text:span></text:p>
      <text:p text:style-name="P3"/>
      <text:p text:style-name="P3">docs = new Meteor.Collection("docs");</text:p>
      <text:p text:style-name="P3"/>
      <text:p text:style-name="P3">if(Meteor.isClient)</text:p>
      <text:p text:style-name="P3">{</text:p>
      <text:p text:style-name="P3"><text:tab/>Template.browse.docs = function()</text:p>
      <text:p text:style-name="P3"><text:tab/>{</text:p>
      <text:p text:style-name="P3"><text:tab/><text:tab/>return docs.find({});</text:p>
      <text:p text:style-name="P3"><text:tab/>}</text:p>
      <text:p text:style-name="P3">}</text:p>
      <text:p text:style-name="P3"/>
      <text:p text:style-name="P3">if(Meteor.isServer)</text:p>
      <text:p text:style-name="P3">{</text:p>
      <text:p text:style-name="P3"><text:tab/>Meteor.startup(function()</text:p>
      <text:p text:style-name="P3"><text:tab/>{</text:p>
      <text:p text:style-name="P3"><text:tab/><text:tab/>docs.remove({});</text:p>
      <text:p text:style-name="P3"><text:tab/><text:tab/>docs.insert({name: "first doc"});</text:p>
      <text:p text:style-name="P3"><text:tab/><text:tab/>docs.insert({name: "second doc"});</text:p>
      <text:p text:style-name="P3"><text:tab/>});</text:p>
      <text:p text:style-name="P3">}</text:p>
      <text:p text:style-name="P3"/>
      <text:p text:style-name="P1"><text:span text:style-name="T1">!! SORT EACH ENTRY</text:span></text:p>
      <text:p text:style-name="P3"/>
      <text:p text:style-name="P3">if(Meteor.isClient)</text:p>
      <text:p text:style-name="P3">{</text:p>
      <text:p text:style-name="P3"><text:tab/>Template.browse.docs = function()</text:p>
      <text:p text:style-name="P3"><text:tab/>{</text:p>
      <text:p text:style-name="P3"><text:tab/><text:tab/>return docs.find({}<text:span text:style-name="T2">, {sort: {name: 1}</text:span>);</text:p>
      <text:p text:style-name="P3"><text:tab/>}</text:p>
      <text:p text:style-name="P3">}</text:p>
      <text:p text:style-name="P3"/>
      <text:p text:style-name="P4"><text:span text:style-name="T1">!! TEXTAREA FOR EDITING</text:span></text:p>
      <text:p text:style-name="P3"/>
      <text:p text:style-name="P3">&lt;body&gt;</text:p>
      <text:p text:style-name="P3"><text:tab/>{{&gt; edit}}</text:p>
      <text:p text:style-name="P3">&lt;/body&gt;</text:p>
      <text:p text:style-name="P3"/>
      <text:p text:style-name="P3">&lt;template name="edit"&gt;</text:p>
      <text:p text:style-name="P3"><text:tab/>&lt;div id="edit"&gt;</text:p>
      <text:p text:style-name="P3"><text:tab/><text:tab/>{{#with doc}}</text:p>
      <text:p text:style-name="P3"><text:tab/><text:tab/><text:tab/>&lt;span&gt;{{name}}&lt;/span&gt;</text:p>
      <text:p text:style-name="P3"><text:tab/><text:tab/><text:tab/>&lt;textarea&gt;{{text}}&lt;/textarea&gt;</text:p>
      <text:p text:style-name="P3"><text:tab/><text:tab/>{{/with}}</text:p>
      <text:p text:style-name="P3"><text:tab/>&lt;/div&gt;</text:p>
      <text:p text:style-name="P3">&lt;/template&gt;</text:p>
      <text:p text:style-name="P3"/>
      <text:p text:style-name="P3">Template.edit.doc = function()</text:p>
      <text:p text:style-name="P3">{</text:p>
      <text:p text:style-name="P3"><text:tab/>return docs.findOne();</text:p>
      <text:p text:style-name="P3">}</text:p>
      <text:p text:style-name="P1"><text:span text:style-name="T1"><text:line-break/>!! CONNECT THE VIEWS</text:span></text:p>
      <text:p text:style-name="P3"/>
      <text:p text:style-name="P3">&lt;template name="noogadocs"&gt;</text:p>
      <text:p text:style-name="P3"><text:tab/>{{#if selected}}</text:p>
      <text:p text:style-name="P3"><text:tab/><text:tab/>{{&gt; edit}}</text:p>
      <text:p text:style-name="P3"><text:tab/>{{else}}</text:p>
      <text:p text:style-name="P3"><text:tab/><text:tab/>{{&gt; browse}}</text:p>
      <text:p text:style-name="P3"><text:tab/>{{/if}}</text:p>
      <text:p text:style-name="P3">&lt;/template&gt;</text:p>
      <text:p text:style-name="P3"/>
      <text:p text:style-name="P3">Session.set("selected", undefined);</text:p>
      <text:p text:style-name="P3"/>
      <text:p text:style-name="P3">Template.noogadocs.selected = function()</text:p>
      <text:p text:style-name="P3">{</text:p>
      <text:p text:style-name="P3"><text:tab/>return Session.get("selected");</text:p>
      <text:p text:style-name="P3">}</text:p>
      <text:p text:style-name="P3"><text:tab/></text:p>
      <text:p text:style-name="P3"><text:soft-page-break/>Template.browse.events({</text:p>
      <text:p text:style-name="P3"><text:tab/>"click li": function()</text:p>
      <text:p text:style-name="P3"><text:tab/>{</text:p>
      <text:p text:style-name="P3"><text:tab/><text:tab/>Session.set("selected", this._id);</text:p>
      <text:p text:style-name="P3"><text:tab/>}</text:p>
      <text:p text:style-name="P3">});</text:p>
      <text:p text:style-name="P3"/>
      <text:p text:style-name="P3">Template.edit.doc = function()</text:p>
      <text:p text:style-name="P3">{</text:p>
      <text:p text:style-name="P3"><text:tab/><text:span text:style-name="T2">var _id = Session.get("selected");</text:span></text:p>
      <text:p text:style-name="P3"><text:tab/>return docs.findOne(<text:span text:style-name="T2">_id</text:span>);</text:p>
      <text:p text:style-name="P3">}</text:p>
      <text:p text:style-name="P3"/>
      <text:p text:style-name="P1"><text:span text:style-name="T1">!! CONNECT THE VIEWS</text:span></text:p>
      <text:p text:style-name="P3"/>
      <text:p text:style-name="P3">&lt;template name="noogadocs"&gt;</text:p>
      <text:p text:style-name="P3"><text:tab/>{{#if selected}}</text:p>
      <text:p text:style-name="P3"><text:tab/><text:span text:style-name="T2"><text:tab/>&lt;div id="anchor"&gt;</text:span></text:p>
      <text:p text:style-name="P2"><text:tab/><text:tab/><text:tab/>&lt;div id="right"&gt;</text:p>
      <text:p text:style-name="P2"><text:tab/><text:tab/><text:tab/><text:tab/>{{&gt; edit}}</text:p>
      <text:p text:style-name="P2"><text:tab/><text:tab/><text:tab/>&lt;/div&gt;</text:p>
      <text:p text:style-name="P2"><text:tab/><text:tab/><text:tab/>&lt;div id="left"&gt;</text:p>
      <text:p text:style-name="P2"><text:tab/><text:tab/><text:tab/><text:tab/>{{&gt; browse}}</text:p>
      <text:p text:style-name="P2"><text:tab/><text:tab/><text:tab/>&lt;/div&gt;</text:p>
      <text:p text:style-name="P2"><text:tab/><text:tab/>&lt;/div&gt;</text:p>
      <text:p text:style-name="P3"><text:tab/>{{else}}</text:p>
      <text:p text:style-name="P3"><text:tab/><text:tab/>{{&gt; browse}}</text:p>
      <text:p text:style-name="P3"><text:tab/>{{/if}}</text:p>
      <text:p text:style-name="P3">&lt;/template&gt;</text:p>
      <text:p text:style-name="P3"/>
      <text:p text:style-name="P3"><text:span text:style-name="T2">!! UPDATE THE TEXTAREA</text:span></text:p>
      <text:p text:style-name="P3"/>
      <text:p text:style-name="P3">Template.edit.events({</text:p>
      <text:p text:style-name="P3"><text:tab/>"keyup textarea": function(event)</text:p>
      <text:p text:style-name="P3"><text:tab/>{</text:p>
      <text:p text:style-name="P3"><text:tab/><text:tab/>var value = event.target.value;</text:p>
      <text:p text:style-name="P3"><text:soft-page-break/><text:tab/><text:tab/>docs.update(this._id, {$set: {text: value}});</text:p>
      <text:p text:style-name="P3"><text:tab/>},</text:p>
      <text:p text:style-name="P3"><text:tab/>"click span": function()</text:p>
      <text:p text:style-name="P3"><text:tab/>{</text:p>
      <text:p text:style-name="P3"><text:tab/><text:tab/>var name = docs.findOne(this._id).name;</text:p>
      <text:p text:style-name="P3"><text:tab/><text:tab/>var value = prompt("Rename the doc?", name) || name;</text:p>
      <text:p text:style-name="P3"><text:tab/><text:tab/>docs.update(this._id, {$set: {name: value}});</text:p>
      <text:p text:style-name="P3"><text:tab/>}</text:p>
      <text:p text:style-name="P3">});</text:p>
      <text:p text:style-name="P3"/>
      <text:p text:style-name="P3"><text:span text:style-name="T2">!! CREATE NEW INSTANCE</text:span></text:p>
      <text:p text:style-name="P3"><text:span text:style-name="T3"/></text:p>
      <text:p text:style-name="P3"><text:tab/><text:tab/>&lt;/ul&gt;</text:p>
      <text:p text:style-name="P3"><text:tab/>&lt;/div&gt;</text:p>
      <text:p text:style-name="P2"><text:tab/>&lt;button&gt;</text:p>
      <text:p text:style-name="P2"><text:tab/><text:tab/>&lt;i class="fa fa-plus-circle"&gt;&lt;/i&gt;</text:p>
      <text:p text:style-name="P2"><text:tab/><text:tab/>&lt;span&gt;Make a new doc!&lt;/span&gt;</text:p>
      <text:p text:style-name="P2"><text:tab/>&lt;/button&gt;</text:p>
      <text:p text:style-name="P3">&lt;/template&gt;</text:p>
      <text:p text:style-name="P3"/>
      <text:p text:style-name="P3">Template.noogadocs.events({</text:p>
      <text:p text:style-name="P3"><text:tab/>"click button": function()</text:p>
      <text:p text:style-name="P3"><text:tab/>{</text:p>
      <text:p text:style-name="P3"><text:tab/><text:tab/>var doc = {name: "untitled doc", text: ""};</text:p>
      <text:p text:style-name="P3"><text:tab/><text:tab/>var _id = docs.insert(doc);</text:p>
      <text:p text:style-name="P3"><text:tab/><text:tab/>Session.set("selected", _id);</text:p>
      <text:p text:style-name="P3"><text:tab/>}</text:p>
      <text:p text:style-name="P3">});</text:p>
      <text:p text:style-name="P3"/>
      <text:p text:style-name="P3">REMOVE THE INSERTIONS ON THE SERVER</text:p>
      <text:p text:style-name="P3"/>
      <text:p text:style-name="P3"><text:span text:style-name="T2">!! FINISH AND DEPLOY</text:span></text:p>
      <text:p text:style-name="P3"/>
      <text:p text:style-name="P3">&gt; meteor deploy noogadocs.meteor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2T12:48:36.617000000</meta:creation-date>
    <dc:date>2014-07-02T12:59:25.684000000</dc:date>
    <meta:editing-duration>P0D</meta:editing-duration>
    <meta:editing-cycles>1</meta:editing-cycles>
    <meta:document-statistic meta:table-count="0" meta:image-count="0" meta:object-count="0" meta:page-count="5" meta:paragraph-count="143" meta:word-count="288" meta:character-count="2397" meta:non-whitespace-character-count="2106"/>
    <meta:generator>LibreOffice/4.1.1.2$Windows_x86 LibreOffice_project/7e4286b58adc75a14f6d83f53a03b6c11fa2903</meta:generator>
  </office:meta>
</office:document-meta>
</file>